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إن روبنسون كروزو هي تحفة أدبية، ذلك أن ديفو حافظ على وجهة نظره الخاصة، وإن مجرد اقتراح الخطر والعزلة والجزيرة المهجورة، كاف ليوقظ فينا احتمال وجود أرض نائية على حدود العالم، تشرق فيها الشمس وتغرب، ويعيش فيها الإنسان المعزول عن بني جنسه، متأملا في وحدته طبيعة المجتمع وطرق البشر الغريبة. فيرجينيا وولف، أظن أن روبنسون كروزو يجب أن يكون المثال الوحيد لكتاب مشهور عالميا لا يمكن أن يجعل أي أحد يضحك أو يبكي، تشارلز ديكينز أثمن ذخر في التربية الاستقلالية الطبيعية. وسيكون أول كتاب يقرأه طفلي "إميل"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7:22:01.593000000</dc:date>
    <meta:editing-duration>PT29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87" meta:character-count="495" meta:non-whitespace-character-count="408"/>
  </office:meta>
</office:document-meta>
</file>